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2">
      <style:text-properties fo:language="en" fo:country="US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 style:list-style-name="L3">
      <style:text-properties fo:language="en" fo:country="US"/>
    </style:style>
    <style:style style:name="P7" style:family="paragraph" style:parent-style-name="Standard" style:list-style-name="L4">
      <style:text-properties fo:language="en" fo:country="US" fo:font-weight="normal" style:font-weight-asian="normal" style:font-weight-complex="normal"/>
    </style:style>
    <style:style style:name="P8" style:family="paragraph" style:parent-style-name="Standard" style:list-style-name="L5">
      <style:text-properties fo:language="en" fo:country="US" fo:font-weight="normal" style:font-weight-asian="normal" style:font-weight-complex="normal"/>
    </style:style>
    <style:style style:name="P9" style:family="paragraph" style:parent-style-name="Standard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6"/>
    <style:style style:name="P12" style:family="paragraph" style:parent-style-name="Standard" style:list-style-name="L7">
      <style:text-properties fo:font-weight="normal" style:font-weight-asian="normal" style:font-weight-complex="normal"/>
    </style:style>
    <style:style style:name="P13" style:family="paragraph" style:parent-style-name="Standard" style:list-style-name="L9"/>
    <style:style style:name="P14" style:family="paragraph" style:parent-style-name="Standard">
      <style:text-properties style:text-underline-style="none"/>
    </style:style>
    <style:style style:name="P15" style:family="paragraph" style:parent-style-name="Standard" style:list-style-name="L10">
      <style:text-properties style:text-underline-style="none"/>
    </style:style>
    <style:style style:name="P16" style:family="paragraph" style:parent-style-name="Standard"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11"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14"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15"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12">
      <style:text-properties style:text-underline-style="none"/>
    </style:style>
    <style:style style:name="P22" style:family="paragraph" style:parent-style-name="Standard" style:list-style-name="L16"/>
    <style:style style:name="P2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style:text-underline-style="none" fo:font-weight="bold" style:font-weight-asian="bold" style:font-weight-complex="bold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view from the boundary: a new void stacking method</text:span> – Cautun et al.</text:p>
      <text:p text:style-name="P1"><text:span text:style-name="T1">Goal</text:span>: Introducing a stacking method that describes voids better, and increases its WL signal.</text:p>
      <text:p text:style-name="P1"><text:span text:style-name="T1">Method</text:span>: Stacking the void profiles relative to their boundary (instead of center).</text:p>
      <text:p text:style-name="P1"><text:span text:style-name="T1">Result</text:span>: A stacking method that enhances both the shear signal and convergence by a factor two.</text:p>
      <text:p text:style-name="P1"/>
      <text:p text:style-name="P5">1 Introduction:</text:p>
      <text:list xml:id="list3721492119511573990" text:style-name="L1">
        <text:list-item>
          <text:p text:style-name="P3">Cosmic voids could be used as a probe of:</text:p>
          <text:list>
            <text:list-item>
              <text:p text:style-name="P3">Cosmological parameters</text:p>
            </text:list-item>
            <text:list-item>
              <text:p text:style-name="P3">Modified gravity models</text:p>
              <text:list>
                <text:list-item>
                  <text:p text:style-name="P3">The 5th force, that is screened in higher density regions, would lead to emptier voids.</text:p>
                </text:list-item>
              </text:list>
            </text:list-item>
            <text:list-item>
              <text:p text:style-name="P3">The nature of Dark Energy</text:p>
            </text:list-item>
            <text:list-item>
              <text:p text:style-name="P3">The nature of Dark Matter</text:p>
              <text:list>
                <text:list-item>
                  <text:p text:style-name="P3">Warm DM or massive neutrinos would lead to less evolved voids.</text:p>
                </text:list-item>
              </text:list>
            </text:list-item>
          </text:list>
        </text:list-item>
        <text:list-item>
          <text:p text:style-name="P3">Up to now, voids have been studied by assuming spherical average profiles.</text:p>
          <text:list>
            <text:list-item>
              <text:p text:style-name="P3">However, single voids are not spherical, because they are not isolated (as in theory).</text:p>
              <text:list>
                <text:list-item>
                  <text:p text:style-name="P3">Firstly, void evolution is strongly affected by the tidal field of its surroundings.</text:p>
                </text:list-item>
                <text:list-item>
                  <text:p text:style-name="P3">Secondly, voids can get squeezed by neighboring structures as they expand.</text:p>
                </text:list-item>
              </text:list>
            </text:list-item>
            <text:list-item>
              <text:p text:style-name="P3">This makes the traditional stacking method (around their center) suboptimal.</text:p>
              <text:list>
                <text:list-item>
                  <text:p text:style-name="P3">Stacking randomly oriented voids leads to overlap of inner regions and boundaries.</text:p>
                  <text:list>
                    <text:list-item>
                      <text:p text:style-name="P3">This decreases the density contrast between these two regions → lower signal.</text:p>
                    </text:list-item>
                  </text:list>
                </text:list-item>
                <text:list-item>
                  <text:p text:style-name="P3">There is ambiguity in the definition of the void center used for stacking.</text:p>
                </text:list-item>
              </text:list>
            </text:list-item>
          </text:list>
        </text:list-item>
        <text:list-item>
          <text:p text:style-name="P3">In this work, they introduce an new way of measuring and stacking void profiles.</text:p>
          <text:list>
            <text:list-item>
              <text:p text:style-name="P3">This method measures the profile with respect to the void boundary.</text:p>
            </text:list-item>
            <text:list-item>
              <text:p text:style-name="P3">This gives a sharper distinction between inside, boundary and outside of voids.</text:p>
              <text:list>
                <text:list-item>
                  <text:p text:style-name="P3">This leads to a better understanding of the structure and dynamics of voids.</text:p>
                </text:list-item>
                <text:list-item>
                  <text:p text:style-name="P3">It increases the stacked lensing signal.</text:p>
                </text:list-item>
              </text:list>
            </text:list-item>
          </text:list>
        </text:list-item>
      </text:list>
      <text:p text:style-name="P1"/>
      <text:p text:style-name="P5">2 The boundary profile of voids:</text:p>
      <text:list xml:id="list6295754090431525552" text:style-name="L2">
        <text:list-item>
          <text:p text:style-name="P4"><text:s/><text:span text:style-name="T1">Fig. 1</text:span><text:span text:style-name="T2">:</text:span><text:span text:style-name="T1"> </text:span>They show a randomly selected a void shape from an N-body simulation.</text:p>
          <text:list>
            <text:list-item>
              <text:p text:style-name="P4">The inner region is assigned a constant Density: 1+delta(inside) = 0.1.</text:p>
              <text:list>
                <text:list-item>
                  <text:p text:style-name="P4">Density contrast: delta = rho/av(rho) -1.</text:p>
                </text:list-item>
              </text:list>
            </text:list-item>
            <text:list-item>
              <text:p text:style-name="P4">The mass from the void is deposited uniformly on the boundary (black line).</text:p>
            </text:list-item>
            <text:list-item>
              <text:p text:style-name="P4">Red lines illustrate the usual method: concentric circles around the barycenter,</text:p>
              <text:list>
                <text:list-item>
                  <text:p text:style-name="P4">and their new method: lines of equal distance to the void boundary.</text:p>
                </text:list-item>
              </text:list>
            </text:list-item>
          </text:list>
        </text:list-item>
        <text:list-item>
          <text:p text:style-name="P4"><text:span text:style-name="T1">Fig. 2</text:span>: Shows the density inside each shell defined by the two methods:</text:p>
          <text:list>
            <text:list-item>
              <text:p text:style-name="P4">As expected, the circle method gives a <text:s/>noisy profile,</text:p>
              <text:list>
                <text:list-item>
                  <text:p text:style-name="P4">while the new method recovers the input distribution perfectly.</text:p>
                </text:list-item>
              </text:list>
            </text:list-item>
          </text:list>
        </text:list-item>
      </text:list>
      <text:p text:style-name="P1"/>
      <text:p text:style-name="P5">3 Void identification:</text:p>
      <text:list xml:id="list6764830114052514303" text:style-name="L3">
        <text:list-item>
          <text:p text:style-name="P6">They identify voids using mock catalogs constructed from the Millennium Simulation (MS).</text:p>
          <text:list>
            <text:list-item>
              <text:p text:style-name="P6">From these galaxies they extrapolate the volume filling density field,</text:p>
              <text:list>
                <text:list-item>
                  <text:p text:style-name="P6">using Delaunay triangulation with the galaxies at its vertices.</text:p>
                </text:list-item>
              </text:list>
            </text:list-item>
            <text:list-item>
              <text:p text:style-name="P6">The density field is smoothed and used to identify voids using the Watershed method,</text:p>
              <text:list>
                <text:list-item>
                  <text:p text:style-name="P6">which resembles following the path of a rain drop along a landscape.</text:p>
                </text:list-item>
              </text:list>
            </text:list-item>
            <text:list-item>
              <text:p text:style-name="P6">Each volume element is connected to its lowest density neighbor; repeat to minimum.</text:p>
              <text:list>
                <text:list-item>
                  <text:p text:style-name="P6">A watershed basin consists of all elements whose path ends at the same minimum.</text:p>
                </text:list-item>
              </text:list>
            </text:list-item>
            <text:list-item>
              <text:p text:style-name="P6"><text:span text:style-name="T1">Fig. 3</text:span>: Shows the distribution of voids as a function of effective radius Reff.</text:p>
              <text:list>
                <text:list-item>
                  <text:p text:style-name="P6">Reff = the radius of a sphere with the same volume as the void.</text:p>
                </text:list-item>
                <text:list-item>
                  <text:p text:style-name="P6">The 3 gray areas are the samples they study in the rest of this paper.</text:p>
                </text:list-item>
              </text:list>
            </text:list-item>
          </text:list>
        </text:list-item>
      </text:list>
      <text:p text:style-name="P9"><text:soft-page-break/>3-1) Spherical profiles</text:p>
      <text:list xml:id="list7049321814450676442" text:style-name="L4">
        <text:list-item>
          <text:p text:style-name="P7">They compute the void profiles as a function of distance from the V-weighted barycenter.</text:p>
          <text:list>
            <text:list-item>
              <text:p text:style-name="P7">They compute both the density profile and the radial velocity profile (<text:span text:style-name="T1">eq. 2</text:span>).</text:p>
            </text:list-item>
          </text:list>
        </text:list-item>
      </text:list>
      <text:p text:style-name="P9">3-2) Boundary profiles</text:p>
      <text:list xml:id="list1336064039199098531" text:style-name="L5">
        <text:list-item>
          <text:p text:style-name="P8">They also compute the void profiles as a function of distance from the void boundary.</text:p>
          <text:list>
            <text:list-item>
              <text:p text:style-name="P8">The border is given by all (centers of faces of) elements that neighbor another void.</text:p>
            </text:list-item>
          </text:list>
        </text:list-item>
      </text:list>
      <text:p text:style-name="P9">3-2) Boundary profiles</text:p>
      <text:list xml:id="list9036081039460720340" text:style-name="L6">
        <text:list-item>
          <text:p text:style-name="P11"><text:span text:style-name="T4">They stack the profiles by averaging the signal as a function of r/Reff or boundary distance.</text:span></text:p>
          <text:list>
            <text:list-item>
              <text:p text:style-name="P11"><text:span text:style-name="T4">They calculate the error using bootstrapping with 1000 samples.</text:span></text:p>
            </text:list-item>
          </text:list>
        </text:list-item>
      </text:list>
      <text:p text:style-name="Standard"><text:span text:style-name="T4"/></text:p>
      <text:p text:style-name="P10"><text:span text:style-name="T3">4 Void density profile:</text:span></text:p>
      <text:list xml:id="list6515695230094618126" text:style-name="L7">
        <text:list-item>
          <text:p text:style-name="P12"><text:span text:style-name="T3">They apply both approaches to the voids found in the Millennium Simulation and compare.</text:span></text:p>
        </text:list-item>
        <text:list-item>
          <text:p text:style-name="P12"><text:span text:style-name="T3">Fig. 4: Shows density profiles of 6 random voids, that span a wide range of sizes.</text:span></text:p>
          <text:list>
            <text:list-item>
              <text:p text:style-name="P12"><text:span text:style-name="T3">Using the boundary distance shows more physical features, which are averaged out in the radial distance method, which indicates that voids have complex shapes.</text:span></text:p>
            </text:list-item>
            <text:list-item>
              <text:p text:style-name="P12"><text:span text:style-name="T3">Using the boundary distance shows a better agreement between the void profiles.</text:span></text:p>
            </text:list-item>
          </text:list>
        </text:list-item>
        <text:list-item>
          <text:p text:style-name="P12"><text:span text:style-name="T3">The height of the ridge, and sporadic peaks on the outside, are caused by massive halos.</text:span></text:p>
        </text:list-item>
      </text:list>
      <text:p text:style-name="Standard"><text:span text:style-name="T7">3-2) Stacked profiles</text:span></text:p>
      <text:list xml:id="list7101783867162774934" text:style-name="L9">
        <text:list-item>
          <text:p text:style-name="P13"><text:span text:style-name="T5">Fig. 5</text:span><text:span text:style-name="T6">: Shows the mean density profiles of voids in the 3 Reff bins (from fig. 3).</text:span></text:p>
          <text:list>
            <text:list-item>
              <text:p text:style-name="P13"><text:span text:style-name="T7">Radial distance:</text:span><text:span text:style-name="T6"> The ridge height decreases for larger voids, because:</text:span></text:p>
              <text:list>
                <text:list-item>
                  <text:p text:style-name="P13"><text:span text:style-name="T6">Small voids are collapsing in overdense regions.</text:span></text:p>
                </text:list-item>
                <text:list-item>
                  <text:p text:style-name="P13"><text:span text:style-name="T6">Large voids are expanding in underdense regions.</text:span></text:p>
                </text:list-item>
              </text:list>
            </text:list-item>
            <text:list-item>
              <text:p text:style-name="P13"><text:span text:style-name="T7">Boundary distance:</text:span><text:span text:style-name="T6"> The density inside the void is slightly increasing with radius,</text:span></text:p>
              <text:list>
                <text:list-item>
                  <text:p text:style-name="P13"><text:span text:style-name="T6">due to the thin filaments that increase in number and density towards the void edge.</text:span></text:p>
                </text:list-item>
              </text:list>
            </text:list-item>
          </text:list>
        </text:list-item>
        <text:list-item>
          <text:p text:style-name="P13"><text:span text:style-name="T5">Fig. 6: </text:span><text:span text:style-name="T6">Illustrates that the profiles outside voids are complicated by the ridges of neighbors.</text:span></text:p>
        </text:list-item>
        <text:list-item>
          <text:p text:style-name="P13"><text:span text:style-name="T5">Fig. 7: </text:span><text:span text:style-name="T6">Shows this by taking the ratio of the data and an empirical fitting function (</text:span><text:span text:style-name="T5">eq. 6</text:span><text:span text:style-name="T6">).</text:span></text:p>
          <text:list>
            <text:list-item>
              <text:p text:style-name="P13"><text:span text:style-name="T6">The fitting function contains 6 parameters:</text:span></text:p>
              <text:list>
                <text:list-item>
                  <text:p text:style-name="P13"><text:span text:style-name="T7"><text:s/>t_in, t_out: </text:span><text:span text:style-name="T6">Ridge thickness parameter, inside and outside the void.</text:span></text:p>
                </text:list-item>
                <text:list-item>
                  <text:p text:style-name="P13"><text:span text:style-name="T7">Din, Dout, Dmax:</text:span><text:span text:style-name="T6"> Density parameter inside, outside, and on the ridge of the void.</text:span></text:p>
                </text:list-item>
                <text:list-item>
                  <text:p text:style-name="P13"><text:span text:style-name="T7">alpha:</text:span><text:span text:style-name="T6"> The slope accounting for the density increase inside the void.</text:span></text:p>
                </text:list-item>
              </text:list>
            </text:list-item>
            <text:list-item>
              <text:p text:style-name="P13"><text:span text:style-name="T6">This is more than a radial distance profile, because this smooths over many features.</text:span></text:p>
            </text:list-item>
          </text:list>
        </text:list-item>
        <text:list-item>
          <text:p text:style-name="P13"><text:span text:style-name="T5">Fig. 8: </text:span><text:span text:style-name="T6">Shows the best-fit parameters for voids of different sizes (above: Reff, below: t_in).</text:span></text:p>
          <text:list>
            <text:list-item>
              <text:p text:style-name="P13"><text:span text:style-name="T6">Thickness, t_in, shows a quadratic relation with Reff and a linear relation with the rest.</text:span></text:p>
              <text:list>
                <text:list-item>
                  <text:p text:style-name="P13"><text:span text:style-name="T6">This means the function can be rewritten as a function of only Reff.</text:span></text:p>
                </text:list-item>
              </text:list>
            </text:list-item>
            <text:list-item>
              <text:p text:style-name="P13"><text:span text:style-name="T6">All density parameters (inner, outer and max) become larger for smaller Reff.</text:span></text:p>
              <text:list>
                <text:list-item>
                  <text:p text:style-name="P13"><text:span text:style-name="T6">This happens because small voids often live in overdense regions.</text:span></text:p>
                </text:list-item>
              </text:list>
            </text:list-item>
            <text:list-item>
              <text:p text:style-name="P13"><text:span text:style-name="T6">Outer thickness t_out also gets larger with smaller Reff, only t_in becomes smaller.</text:span></text:p>
              <text:list>
                <text:list-item>
                  <text:p text:style-name="P13"><text:span text:style-name="T6">This happens because small voids are older, so the ridge has been squeezed longer.</text:span></text:p>
                </text:list-item>
              </text:list>
            </text:list-item>
          </text:list>
        </text:list-item>
      </text:list>
      <text:p text:style-name="Standard"><text:span text:style-name="T7">3-3) The self-similarity of stacked profiles</text:span></text:p>
      <text:list xml:id="list37622984" text:continue-numbering="true" text:style-name="L9">
        <text:list-item>
          <text:p text:style-name="P13"><text:span text:style-name="T5">Fig. 9</text:span><text:span text:style-name="T6">: Shows the inner profiles rescaled by t_in, which makes the profiles self-similar.</text:span></text:p>
          <text:list>
            <text:list-item>
              <text:p text:style-name="P13"><text:span text:style-name="T6">There is less than 5% scatter between all profiles with different Reff.</text:span></text:p>
              <text:list>
                <text:list-item>
                  <text:p text:style-name="P13"><text:span text:style-name="T6">This suggests that all voids of all sizes have the same dynamical characteristics.</text:span></text:p>
                </text:list-item>
                <text:list-item>
                  <text:p text:style-name="P13"><text:span text:style-name="T6">It also suggests that the inner void and the thickness of the boundary evolve together.</text:span></text:p>
                </text:list-item>
              </text:list>
            </text:list-item>
            <text:list-item>
              <text:p text:style-name="P13"><text:span text:style-name="T6">Self-similarity of radial profiles is also claimed, but differs for void finders and tracers.</text:span></text:p>
              <text:list>
                <text:list-item>
                  <text:p text:style-name="P13"><text:span text:style-name="T6">Might also be the case for boundary profiles, but is tested for galaxy and DM tracers.</text:span></text:p>
                </text:list-item>
              </text:list>
            </text:list-item>
          </text:list>
        </text:list-item>
      </text:list>
      <text:p text:style-name="Standard"><text:span text:style-name="T7"/></text:p>
      <text:p text:style-name="P23"><text:span text:style-name="T7">3-4) Comparison to analytical predictions</text:span></text:p>
      <text:list xml:id="list6193950061485862496" text:style-name="L10">
        <text:list-item>
          <text:p text:style-name="P15"><text:span text:style-name="T4">They compare their profiles to the “isolated spherical underdensity model”.</text:span></text:p>
          <text:list>
            <text:list-item>
              <text:p text:style-name="P15"><text:span text:style-name="T4">They create a top-hat spherical underdensity, and let it evolve using a 1D simulation.</text:span></text:p>
            </text:list-item>
          </text:list>
        </text:list-item>
        <text:list-item>
          <text:p text:style-name="P15"><text:span text:style-name="T8">Fig. 10:</text:span><text:span text:style-name="T4"> Shows a comparison of the top-hat profile with the radial and boundary profiles.</text:span></text:p>
          <text:list>
            <text:list-item>
              <text:p text:style-name="P15"><text:span text:style-name="T4">The top-hat profile is only in rough agreement with the boundary profile.</text:span></text:p>
              <text:list>
                <text:list-item>
                  <text:p text:style-name="P15"><text:span text:style-name="T4">The radial profile is does not properly resemble the void structures.</text:span></text:p>
                </text:list-item>
              </text:list>
            </text:list-item>
            <text:list-item>
              <text:p text:style-name="P15"><text:span text:style-name="T4">Isolated underdensity is a good model, when taking into account voids are non-spherical.</text:span></text:p>
            </text:list-item>
          </text:list>
        </text:list-item>
      </text:list>
      <text:list xml:id="list784629709528374499" text:style-name="L12">
        <text:list-header>
          <text:p text:style-name="P21"><text:span text:style-name="T4"/></text:p>
        </text:list-header>
      </text:list>
      <text:p text:style-name="P14"><text:span text:style-name="T8">5 Void velocity profile:</text:span></text:p>
      <text:list xml:id="list2338370628238849986" text:style-name="L14">
        <text:list-item>
          <text:p text:style-name="P19"><text:span text:style-name="T3">They measure the radial velocity: the outflow of matter from voids through constant surface.</text:span></text:p>
        </text:list-item>
      </text:list>
      <text:list xml:id="list1612972451696550178" text:style-name="L11">
        <text:list-item>
          <text:p text:style-name="P18"><text:span text:style-name="T8">Fig. 11/12:</text:span><text:span text:style-name="T3"> Shows the separate/stacked velocities for radial and boundary profiles.</text:span></text:p>
          <text:list>
            <text:list-item>
              <text:p text:style-name="P18"><text:span text:style-name="T3">It is clear from the boundary profile that matter is flowing towards the ridge.</text:span></text:p>
              <text:list>
                <text:list-item>
                  <text:p text:style-name="P18"><text:span text:style-name="T3">Except for the large halos in the radial profile, which may be caused by expansion.</text:span></text:p>
                </text:list-item>
              </text:list>
            </text:list-item>
            <text:list-item>
              <text:p text:style-name="P18"><text:span text:style-name="T3">The dotted lines show the linear theory prediction for the radial velocity (</text:span><text:span text:style-name="T8">eq. 7</text:span><text:span text:style-name="T3">).</text:span></text:p>
              <text:list>
                <text:list-item>
                  <text:p text:style-name="P18"><text:span text:style-name="T3">f = linear growth factor, x=radial/boundary distance, M(&lt;x)=mass inside x.</text:span></text:p>
                </text:list-item>
                <text:list-item>
                  <text:p text:style-name="P18"><text:span text:style-name="T3">The fit is especially bad outside the ridge, because the linear regime breaks down.</text:span></text:p>
                </text:list-item>
              </text:list>
            </text:list-item>
          </text:list>
        </text:list-item>
        <text:list-item>
          <text:p text:style-name="P18"><text:span text:style-name="T8">Fig. 13:</text:span><text:span text:style-name="T3"> Shows the radial velocity at D=0 as a function of Reff.</text:span></text:p>
          <text:list>
            <text:list-item>
              <text:p text:style-name="P18"><text:span text:style-name="T3">This is positive for expanding and negative for contracting voids.</text:span></text:p>
              <text:list>
                <text:list-item>
                  <text:p text:style-name="P18"><text:span text:style-name="T3">On average, large voids are expanding, while small ones are contracting.</text:span></text:p>
                </text:list-item>
              </text:list>
            </text:list-item>
            <text:list-item>
              <text:p text:style-name="P18"><text:span text:style-name="T3">The bottom panel shows the Probability Distribution Function (PDF) for the 3 samples.</text:span></text:p>
              <text:list>
                <text:list-item>
                  <text:p text:style-name="P18"><text:span text:style-name="T3">There is a large distribution, every size void can expand or contract.</text:span></text:p>
                </text:list-item>
              </text:list>
            </text:list-item>
          </text:list>
        </text:list-item>
      </text:list>
      <text:p text:style-name="P17"><text:span text:style-name="T3"/></text:p>
      <text:p text:style-name="P17"><text:span text:style-name="T8">6 Weak lensing from voids:</text:span></text:p>
      <text:list xml:id="list3742314500053669816" text:style-name="L15">
        <text:list-item>
          <text:p text:style-name="P20"><text:span text:style-name="T3">They compute the weak lensing profile from the MS voids using the two methods.</text:span></text:p>
        </text:list-item>
        <text:list-item>
          <text:p text:style-name="P20"><text:span text:style-name="T8">Fig. 14/15</text:span><text:span text:style-name="T3">: Shows the stacked shear/convergence profile for the 3 size samples.</text:span></text:p>
          <text:list>
            <text:list-item>
              <text:p text:style-name="P20"><text:span text:style-name="T3">The depression and boundary are both more pronounced using the boundary method.</text:span></text:p>
            </text:list-item>
            <text:list-item>
              <text:p text:style-name="P20"><text:span text:style-name="T3">The signal is increased by a factor 2.</text:span></text:p>
            </text:list-item>
          </text:list>
        </text:list-item>
      </text:list>
      <text:p text:style-name="P17"><text:span text:style-name="T3"/></text:p>
      <text:p text:style-name="P16"><text:span text:style-name="T3">7 Discussion and conclusions:</text:span></text:p>
      <text:list xml:id="list4551308022343266305" text:style-name="L16">
        <text:list-item>
          <text:p text:style-name="P22"><text:span text:style-name="T6">The radial profile method is inadequate for describing voids due to their complex shapes.</text:span></text:p>
        </text:list-item>
        <text:list-item>
          <text:p text:style-name="P22"><text:span text:style-name="T6">Voids are self-similar, just as halos are; reflecting the scale-free nature of gravity.</text:span></text:p>
        </text:list-item>
        <text:list-item>
          <text:p text:style-name="P22"><text:span text:style-name="T6">The boundary velocity profile shows flows towards the ridge of the void.</text:span></text:p>
        </text:list-item>
        <text:list-item>
          <text:p text:style-name="P22"><text:span text:style-name="T6">The boundary stacking method can boost the WL signal by at least a factor 2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got Brouwer</meta:initial-creator>
    <meta:creation-date>2015-10-29T16:45:57.83</meta:creation-date>
    <dc:date>2015-11-03T17:45:14.94</dc:date>
    <dc:creator>Margot Brouwer</dc:creator>
    <meta:editing-duration>PT9H10M13S</meta:editing-duration>
    <meta:editing-cycles>91</meta:editing-cycles>
    <meta:generator>OpenOffice/4.1.1$Win32 OpenOffice.org_project/411m6$Build-9775</meta:generator>
    <meta:document-statistic meta:table-count="0" meta:image-count="0" meta:object-count="0" meta:page-count="3" meta:paragraph-count="119" meta:word-count="1459" meta:character-count="8403"/>
  </office:meta>
</office:document-meta>
</file>